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LucidaSansTypewriter" svg:font-family="LucidaSansTypewriter" style:font-adornments="Regular"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Section">
      <style:paragraph-properties fo:padding="0.199cm" fo:border="0.002cm solid #000000"/>
    </style:style>
    <style:style style:name="P27" style:family="paragraph" style:parent-style-name="Standard">
      <style:paragraph-properties fo:break-before="page"/>
    </style:style>
    <style:style style:name="P28" style:family="paragraph" style:parent-style-name="Section_20_Heading">
      <style:paragraph-properties fo:break-before="page"/>
    </style:style>
    <style:style style:name="P2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1"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2"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3"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8"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2"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3"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Section">
      <style:text-properties fo:font-weight="bold" style:font-weight-asian="bold" style:font-weight-complex="bold"/>
    </style:style>
    <style:style style:name="P46" style:family="paragraph" style:parent-style-name="Section" style:list-style-name="L7"/>
    <style:style style:name="P47" style:family="paragraph" style:parent-style-name="Section" style:list-style-name="L7"/>
    <style:style style:name="P48" style:family="paragraph" style:parent-style-name="Section" style:list-style-name="L7"/>
    <style:style style:name="P49" style:family="paragraph" style:parent-style-name="Section" style:list-style-name="L7"/>
    <style:style style:name="P50" style:family="paragraph" style:parent-style-name="Section" style:list-style-name="L8"/>
    <style:style style:name="P51" style:family="paragraph" style:parent-style-name="Section" style:list-style-name="L8"/>
    <style:style style:name="P52" style:family="paragraph" style:parent-style-name="Section" style:list-style-name="L8"/>
    <style:style style:name="P53" style:family="paragraph" style:parent-style-name="Section" style:list-style-name="L1">
      <style:paragraph-properties fo:padding="0cm" fo:border="none"/>
      <style:text-properties fo:font-weight="normal" style:font-weight-asian="normal" style:font-weight-complex="normal"/>
    </style:style>
    <style:style style:name="P54" style:family="paragraph" style:parent-style-name="Section" style:list-style-name="L1">
      <style:paragraph-properties fo:padding="0cm" fo:border="none"/>
      <style:text-properties fo:font-weight="normal" style:font-weight-asian="normal" style:font-weight-complex="normal"/>
    </style:style>
    <style:style style:name="P55" style:family="paragraph" style:parent-style-name="Section" style:list-style-name="L1">
      <style:paragraph-properties fo:padding="0cm" fo:border="none"/>
      <style:text-properties fo:font-weight="normal" style:font-weight-asian="normal" style:font-weight-complex="normal"/>
    </style:style>
    <style:style style:name="P56" style:family="paragraph" style:parent-style-name="Section" style:list-style-name="L1">
      <style:paragraph-properties fo:padding="0cm" fo:border="none"/>
      <style:text-properties fo:font-weight="normal" style:font-weight-asian="normal" style:font-weight-complex="normal"/>
    </style:style>
    <style:style style:name="P57" style:family="paragraph" style:parent-style-name="Section" style:list-style-name="L3">
      <style:paragraph-properties fo:padding="0cm" fo:border="none"/>
    </style:style>
    <style:style style:name="P58" style:family="paragraph" style:parent-style-name="Section" style:list-style-name="L3">
      <style:paragraph-properties fo:padding="0cm" fo:border="none"/>
    </style:style>
    <style:style style:name="P59" style:family="paragraph" style:parent-style-name="Section" style:list-style-name="L3">
      <style:paragraph-properties fo:padding="0cm" fo:border="none"/>
    </style:style>
    <style:style style:name="P60" style:family="paragraph" style:parent-style-name="Section" style:list-style-name="L3">
      <style:paragraph-properties fo:padding="0cm" fo:border="none"/>
    </style:style>
    <style:style style:name="P61" style:family="paragraph" style:parent-style-name="Section" style:list-style-name="L3">
      <style:paragraph-properties fo:padding="0cm" fo:border="none"/>
    </style:style>
    <style:style style:name="P62" style:family="paragraph" style:parent-style-name="Section" style:list-style-name="L3">
      <style:paragraph-properties fo:padding="0cm" fo:border="none"/>
    </style:style>
    <style:style style:name="P63" style:family="paragraph" style:parent-style-name="Section" style:list-style-name="L3">
      <style:paragraph-properties fo:padding="0cm" fo:border="none"/>
    </style:style>
    <style:style style:name="P64" style:family="paragraph" style:parent-style-name="Section" style:list-style-name="L3">
      <style:paragraph-properties fo:padding="0cm" fo:border="none"/>
    </style:style>
    <style:style style:name="P65" style:family="paragraph" style:parent-style-name="Section" style:list-style-name="L3">
      <style:paragraph-properties fo:padding="0cm" fo:border="none"/>
    </style:style>
    <style:style style:name="P66" style:family="paragraph" style:parent-style-name="Section" style:list-style-name="L4">
      <style:paragraph-properties fo:padding="0cm" fo:border="none"/>
    </style:style>
    <style:style style:name="P67" style:family="paragraph" style:parent-style-name="Section" style:list-style-name="L4">
      <style:paragraph-properties fo:padding="0cm" fo:border="none"/>
    </style:style>
    <style:style style:name="P68" style:family="paragraph" style:parent-style-name="Section" style:list-style-name="L4">
      <style:paragraph-properties fo:padding="0cm" fo:border="none"/>
    </style:style>
    <style:style style:name="P69" style:family="paragraph" style:parent-style-name="Section" style:list-style-name="L5">
      <style:paragraph-properties fo:padding="0cm" fo:border="none"/>
    </style:style>
    <style:style style:name="P70" style:family="paragraph" style:parent-style-name="Section" style:master-page-name="First_20_Page">
      <style:paragraph-properties style:page-number="1" fo:break-before="auto" fo:break-after="auto" fo:padding="0cm" fo:border="none"/>
    </style:style>
    <style:style style:name="P71" style:family="paragraph" style:parent-style-name="Section" style:list-style-name="L2">
      <style:paragraph-properties fo:padding="0.049cm" fo:border="0.002cm solid #000000"/>
    </style:style>
    <style:style style:name="P72" style:family="paragraph" style:parent-style-name="Section" style:list-style-name="L2">
      <style:paragraph-properties fo:padding="0.049cm" fo:border="0.002cm solid #000000"/>
    </style:style>
    <style:style style:name="P73" style:family="paragraph" style:parent-style-name="Section" style:list-style-name="L2">
      <style:paragraph-properties fo:padding="0.049cm" fo:border="0.002cm solid #000000"/>
    </style:style>
    <style:style style:name="P74" style:family="paragraph" style:parent-style-name="Section" style:master-page-name="">
      <style:paragraph-properties fo:keep-with-next="always"/>
    </style:style>
    <style:style style:name="P75" style:family="paragraph" style:parent-style-name="Section" style:master-page-name="">
      <style:paragraph-properties fo:padding="0cm" fo:border="none" fo:keep-with-next="always"/>
    </style:style>
    <style:style style:name="P7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81"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2" style:family="paragraph" style:parent-style-name="Heading_20_1" style:master-page-name="">
      <style:paragraph-properties fo:keep-together="always" fo:break-before="page"/>
    </style:style>
    <style:style style:name="P83" style:family="paragraph" style:parent-style-name="Text_20_body" style:list-style-name="L6"/>
    <style:style style:name="P84" style:family="paragraph" style:parent-style-name="Text_20_body" style:list-style-name="L6"/>
    <style:style style:name="P85" style:family="paragraph" style:parent-style-name="Text_20_body" style:list-style-name="L6"/>
    <style:style style:name="P86" style:family="paragraph">
      <style:paragraph-properties fo:text-align="start"/>
      <style:text-properties fo:font-size="10pt"/>
    </style:style>
    <style:style style:name="P87" style:family="paragraph">
      <style:paragraph-properties fo:text-align="start"/>
    </style:style>
    <style:style style:name="P88"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4. Jul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53">Adding UI-Elements to your specification</text:p>
          </text:list-item>
          <text:list-item>
            <text:p text:style-name="P53">Delete whole UI-Elemt descriptions</text:p>
          </text:list-item>
          <text:list-item>
            <text:p text:style-name="P53">Hide or show field shadings</text:p>
          </text:list-item>
          <text:list-item>
            <text:p text:style-name="P53">Switch Document Help ON or OFF</text:p>
          </text:list-item>
        </text:list>
      </text:section>
      <text:p text:style-name="P70">Software Specification Document</text:p>
      <text:p text:style-name="Standard"/>
      <text:p text:style-name="P13">OpenOffice.org Writer</text:p>
      <text:p text:style-name="P14">ODF1.1: Use of soft-page-break</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Jul 4, 2007</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86" svg:width="4.248cm" svg:height="0.503cm" draw:control="control1"/></text:p>
            <text:section text:style-name="Sect1" text:name="Status" text:display="none">
              <text:list text:style-name="L2">
                <text:list-item>
                  <text:p text:style-name="P71"><text:span text:style-name="T10">PRELIMINARY</text:span><text:line-break/>status is the initial conception of a specification.</text:p>
                </text:list-item>
                <text:list-item>
                  <text:p text:style-name="P71"><text:span text:style-name="T10">STANDARD</text:span><text:line-break/>A specification with status Standard is considered to be stable and has the approval of the i-Team.</text:p>
                </text:list-item>
                <text:list-item>
                  <text:p text:style-name="P71"><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e ODF 1.1 allows the export of soft page breaks. A soft page break is a page break that has been inserted by a page oriented processor like Writer at a position where the document itself does not include a page break (e.g. paragraph attribute page break before/after).</text:p>
      <text:p text:style-name="P4">The soft page break information is for the purposes of consistent page breaks and for proper conversion to digital talking book formats.</text:p>
      <text:section text:style-name="Sect1" text:name="Abstract" text:display="none">
        <text:p text:style-name="P26">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
     </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Andreas Martens</text:p>
          </table:table-cell>
          <table:table-cell table:style-name="Table3.C2" office:value-type="string">
            <text:p text:style-name="Table_20_Contents">andreas.martens@sun.com</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Andreas Martens</text:p>
          </table:table-cell>
          <table:table-cell table:style-name="Table3.C2" office:value-type="string">
            <text:p text:style-name="Table_20_Contents">andreas.martens@sun.com</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Andreas Martens</text:p>
          </table:table-cell>
          <table:table-cell table:style-name="Table3.C2" office:value-type="string">
            <text:p text:style-name="Table_20_Contents">andreas.martens@sun.com</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Michael Rüß</text:p>
          </table:table-cell>
          <table:table-cell table:style-name="Table3.C2" office:value-type="string">
            <text:p text:style-name="Table_20_Contents">michael.ruess@sun.com</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1">Other roles</text:p>
          </table:table-cell>
          <table:table-cell table:style-name="Table3.B2" office:value-type="string">
            <text:p text:style-name="Table_20_Contents">Malte Timmermann</text:p>
          </table:table-cell>
          <table:table-cell table:style-name="Table3.C2" office:value-type="string">
            <text:p text:style-name="Table_20_Contents">malte.timmermann@sun.com</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2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9"><text:tab/>Abstract<text:tab/>1</text:p>
          <text:p text:style-name="P29"><text:tab/>i-Team Members<text:tab/>1</text:p>
          <text:p text:style-name="P29"><text:tab/>References and Reference Documents<text:tab/>3</text:p>
          <text:p text:style-name="P29"><text:tab/>Acronyms and Abbreviations<text:tab/>4</text:p>
          <text:p text:style-name="P30"><text:span text:style-name="Table-Of-Contents-Number">1</text:span><text:tab/><text:a xlink:type="simple" xlink:href="#1.Detailed Specification|outline">Detailed Specification<text:tab/>5</text:a></text:p>
          <text:p text:style-name="P30"><text:span text:style-name="Table-Of-Contents-Number">2</text:span><text:tab/><text:a xlink:type="simple" xlink:href="#2.Migration|outline">Migration<text:tab/>7</text:a></text:p>
          <text:p text:style-name="P30"><text:span text:style-name="Table-Of-Contents-Number">3</text:span><text:tab/><text:a xlink:type="simple" xlink:href="#3.Configuration|outline">Configuration<text:tab/>7</text:a></text:p>
          <text:p text:style-name="P30"><text:span text:style-name="Table-Of-Contents-Number">4</text:span><text:tab/><text:a xlink:type="simple" xlink:href="#4.File Format|outline">File Format<text:tab/>8</text:a></text:p>
          <text:p text:style-name="P30"><text:span text:style-name="Table-Of-Contents-Number">5</text:span><text:tab/><text:a xlink:type="simple" xlink:href="#5.Open Issues|outline">Open Issues<text:tab/>8</text:a></text:p>
          <text:p text:style-name="P29"><text:tab/>Document Change History<text:tab/>8</text:p>
        </text:index-body>
      </text:table-of-content>
      <text:p text:style-name="P7"/>
      <text:p text:style-name="P28">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1" draw:style-name="gr2" draw:text-style-name="P87"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88" svg:width="0.421cm" svg:height="0.371cm">
        <text:p/>
       </draw:rect>Product Requirement, RFE, issue <text:span text:style-name="T14">[Required]</text:span></text:p>
          </table:table-cell>
          <table:table-cell table:style-name="Table12.B2" office:value-type="string">
            <text:p text:style-name="P23"><draw:control text:anchor-type="as-char" draw:z-index="3" draw:style-name="gr2" draw:text-style-name="P87" svg:width="2.601cm" svg:height="0.451cm" draw:control="control3"/></text:p>
          </table:table-cell>
          <table:table-cell table:style-name="Table12.C2" office:value-type="string">
            <text:p text:style-name="Table_20_Contents"><text:a xlink:type="simple" xlink:href="http://qa.openoffice.org/issues/show_bug.cgi?id=78650">i78650</text:a></text:p>
            <text:p text:style-name="Table_20_Contents"/>
          </table:table-cell>
        </table:table-row>
        <table:table-row table:style-name="Table12.2">
          <table:table-cell table:style-name="Table12.A2" office:value-type="string">
            <text:p text:style-name="Table_20_Contents"><draw:frame draw:style-name="fr2" draw:name="graphics6" text:anchor-type="as-char" svg:width="0.422cm" svg:height="0.369cm" draw:z-index="11"><draw:image xlink:href="Pictures/10000200000000100000000E0D4E38E3.gif" xlink:type="simple" xlink:show="embed" xlink:actuate="onLoad"/>
       </draw:frame><text:span text:style-name="T5">Product Concept Document</text:span></text:p>
          </table:table-cell>
          <table:table-cell table:style-name="Table12.B2" office:value-type="string">
            <text:p text:style-name="P23"><draw:control text:anchor-type="as-char" draw:z-index="4" draw:style-name="gr2" draw:text-style-name="P87" svg:width="2.601cm" svg:height="0.451cm" draw:control="control4"/></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87" svg:width="2.601cm" svg:height="0.451cm" draw:control="control5"/></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6" draw:style-name="gr3" draw:text-style-name="P88" svg:width="0.421cm" svg:height="0.371cm">
        <text:p/>
       </draw:rect>IDL Specification</text:p>
          </table:table-cell>
          <table:table-cell table:style-name="Table12.B2" office:value-type="string">
            <text:p text:style-name="P16"><draw:control text:anchor-type="as-char" draw:z-index="7" draw:style-name="gr2" draw:text-style-name="P87" svg:width="2.601cm" svg:height="0.451cm" draw:control="control6"/></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8" draw:style-name="gr3" draw:text-style-name="P88" svg:width="0.421cm" svg:height="0.371cm">
        <text:p/>
       </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9" draw:style-name="gr2" draw:text-style-name="P87"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3"><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Open Document Format Specification 1.1</text:p>
          </table:table-cell>
          <table:table-cell table:style-name="Table12.B2" office:value-type="string">
            <text:p text:style-name="Table_20_Contents"/>
          </table:table-cell>
          <table:table-cell table:style-name="Table12.C2" office:value-type="string">
            <text:p text:style-name="Table_20_Contents"><text:a xlink:type="simple" xlink:href="http://docs.oasis-open.org/office/v1.1/OS/OpenDocument-v1.1.odt">OpenDocument-v1.1.odt</text: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ODF</text:p>
          </table:table-cell>
          <table:table-cell table:style-name="Table11.B2" office:value-type="string">
            <text:p text:style-name="Table_20_Contents">Open document format</text:p>
          </table:table-cell>
        </table:table-row>
      </table:table>
      <text:h text:style-name="P82" text:outline-level="1">Detailed Specification</text:h>
      <text:p text:style-name="P4">The ODF specification allows the export of layout information about the page breaks. When a document layout contains more than one page, a tag &lt;text:soft-page-break&gt; can be exported at the according parts of the content.xml stream.</text:p>
      <text:p text:style-name="P4">If a Writer document contains more than one page when it is saved the content.xml will have the following additional/changed tags.</text:p>
      <text:p text:style-name="P4">The &lt;office:text&gt; tag will get an additional property use-soft-page-breaks which is set to 'true':</text:p>
      <text:p text:style-name="CodeSnippetEnd"><text:tab/>&lt;office:text text:use-soft-page-breaks=”true”&gt;</text:p>
      <text:p text:style-name="P4">Normal text paragraphs (&lt;text:p&gt;) and heading paragraphs (&lt;text:h&gt;) will contain soft-page-break tags whenever their text does not fit into one page and is distributed about several pages:</text:p>
      <text:p text:style-name="CodeSnippetEnd"><text:tab/>&lt;text:p&gt;Some text on previous page&lt;text:soft-page-break/&gt;Text on next page.&lt;/text:p&gt;</text:p>
      <text:p text:style-name="P4">If a paragraph starts at the top of a page, the soft-page-break tag is inserted directly behind the &lt;text:p&gt; tag:</text:p>
      <text:p text:style-name="CodeSnippetEnd"><text:tab/>&lt;text:p&gt;&lt;text:soft-page-break/&gt;Text at top of page&lt;/text:p&gt;</text:p>
      <text:p text:style-name="P4">A soft-page-break tag is not inserted into paragraph inside headers, footers or text frames.</text:p>
      <text:p text:style-name="P4">It is not inserted at the top of the first page.</text:p>
      <text:p text:style-name="P4">It is not inserted if the page break is caused by a page break attribute from the paragraph/table itself (page break before) or the previous paragraph/table(page break after) regardless if it comes from the “hard” attribute set or the style.</text:p>
      <text:p text:style-name="P4">If a table starts at the top of a page, the soft-page-break tag is inserted inside the table before the first table-row element:</text:p>
      <text:p text:style-name="CodeSnippet">&lt;table:table&gt;</text:p>
      <text:p text:style-name="CodeSnippet"><text:tab/>&lt;text:soft-page-break/&gt;</text:p>
      <text:p text:style-name="CodeSnippet"><text:tab/>&lt;table:table-row&gt;</text:p>
      <text:p text:style-name="CodeSnippet"><text:tab/>..</text:p>
      <text:p text:style-name="CodeSnippet"><text:tab/>&lt;/table:table-row&gt;</text:p>
      <text:p text:style-name="CodeSnippetEnd">&lt;/table:table&gt;</text:p>
      <text:p text:style-name="Section">If page breaks occurs inside tables, the soft-page-break tag will be inserted either between table-row elements or inside the paragraphs of the table cell content.</text:p>
      <text:p text:style-name="Section">If no cell is broken by the page break, i.e. the complete content of a row (all cells) is at the previous page and the complete content of the next row is at the next page, the soft-page-break is between the table-row elements:</text:p>
      <text:p text:style-name="CodeSnippet">&lt;table:table&gt;</text:p>
      <text:p text:style-name="CodeSnippet"><text:tab/>..</text:p>
      <text:p text:style-name="CodeSnippet"><text:tab/>&lt;/table:table-row&gt;</text:p>
      <text:p text:style-name="CodeSnippet"><text:tab/>&lt;text:soft-page-break/&gt;</text:p>
      <text:p text:style-name="CodeSnippet"><text:tab/>&lt;table:table-row&gt;</text:p>
      <text:p text:style-name="CodeSnippet"><text:tab/>..</text:p>
      <text:p text:style-name="CodeSnippetEnd">&lt;/table:table&gt;</text:p>
      <text:p text:style-name="Section">Remark: If the table contains “repeat heading” rows the soft-page-break is inserted before the first “non-repeat heading” row at the top of the page.</text:p>
      <text:p text:style-name="Section">If there are cells broken down by the page break, in <text:span text:style-name="Emphasis">every</text:span> broken cell the soft-page-break tag is inserted:</text:p>
      <text:p text:style-name="CodeSnippet">&lt;table:table&gt;</text:p>
      <text:p text:style-name="CodeSnippet"><text:tab/>..</text:p>
      <text:p text:style-name="CodeSnippet"><text:tab/>&lt;table:row&gt;</text:p>
      <text:p text:style-name="CodeSnippet"><text:tab/><text:tab/>&lt;table:cell&gt;</text:p>
      <text:p text:style-name="CodeSnippet"><text:tab/><text:tab/><text:tab/>&lt;table:p&gt;Broken&lt;text:soft-page-break/&gt;paragraph&lt;/text:p&gt;</text:p>
      <text:p text:style-name="CodeSnippet"><text:tab/><text:tab/>&lt;/table:cell&gt;</text:p>
      <text:p text:style-name="CodeSnippet"><text:tab/><text:tab/>&lt;table:cell&gt;</text:p>
      <text:p text:style-name="CodeSnippet"><text:tab/><text:tab/><text:tab/>&lt;table:p&gt;Another broken&lt;text:soft-page-break/&gt;paragraph&lt;/text:p&gt;</text:p>
      <text:p text:style-name="CodeSnippet"><text:tab/><text:tab/>&lt;/table:cell&gt;</text:p>
      <text:p text:style-name="CodeSnippet"><text:tab/>&lt;/table:table-row&gt;</text:p>
      <text:p text:style-name="CodeSnippet"><text:tab/>..</text:p>
      <text:p text:style-name="CodeSnippetEnd">&lt;/table:table&gt;</text:p>
      <text:p text:style-name="Section"/>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57">Are the topics of the <draw:frame draw:style-name="fr2" draw:name="graphics13" text:anchor-type="as-char" svg:width="0.422cm" svg:height="0.369cm"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57">Are the topics of the <draw:frame draw:style-name="fr2" draw:name="graphics14" text:anchor-type="as-char" svg:width="0.422cm" svg:height="0.369cm"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57">Are the topics of the <draw:frame draw:style-name="fr2" draw:name="graphics15" text:anchor-type="as-char" svg:width="0.422cm" svg:height="0.369cm"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57">Do designs meet the requirements of the <text:s/><draw:frame draw:style-name="fr2" draw:name="graphics1" text:anchor-type="as-char" svg:width="0.422cm" svg:height="0.369cm" draw:z-index="0"><draw:image xlink:href="Pictures/10000200000000100000000E0D4E38E3.gif" xlink:type="simple" xlink:show="embed" xlink:actuate="onLoad"/>
       </draw:frame> <text:a xlink:type="simple" xlink:href="http://ui.openoffice.org/knowledge/DialogSpecificationandGuidelines.odt">Dialog Guidelines?</text:a></text:p>
          </text:list-item>
          <text:list-item>
            <text:p text:style-name="P57">Do alerts meet the requirements specified in the <draw:frame draw:style-name="fr2" draw:name="graphics16" text:anchor-type="as-char" svg:width="0.422cm" svg:height="0.369cm"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57"><text:span text:style-name="T16">Are all menu related changes specified in the </text:span><text:span text:style-name="T16"><draw:frame draw:style-name="fr2" draw:name="graphics17" text:anchor-type="as-char" svg:width="0.422cm" svg:height="0.369cm" draw:z-index="0"><draw:image xlink:href="Pictures/10000200000000100000000E0D4E38E3.gif" xlink:type="simple" xlink:show="embed" xlink:actuate="onLoad"/>
        </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57"><text:span text:style-name="T16">Are all tool bar related changes specified in the </text:span><text:span text:style-name="T16"><draw:frame draw:style-name="fr2" draw:name="graphics18" text:anchor-type="as-char" svg:width="0.422cm" svg:height="0.369cm" draw:z-index="0"><draw:image xlink:href="Pictures/10000200000000100000000E0D4E38E3.gif" xlink:type="simple" xlink:show="embed" xlink:actuate="onLoad"/>
        </draw:frame></text:span><text:span text:style-name="T18"> </text:span><text:a xlink:type="simple" xlink:href="http://specs.openoffice.org/appwide/toolbars/Toolbar_content_spec.sxw">Comprehensive OpenOffice.org Toolbar specification</text:a>?</text:p>
          </text:list-item>
          <text:list-item>
            <text:p text:style-name="P57">Is each UI element specified in detail (e.g. default values, input and output ranges, interactions and possible relations to other UI elements and parts of the UI)?</text:p>
          </text:list-item>
          <text:list-item>
            <text:p text:style-name="P57">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66">Is the specification clear enough to the intended readership for being implemented,<text:line-break/>being tested and for being documented?</text:p>
          </text:list-item>
          <text:list-item>
            <text:p text:style-name="P66">Are you using quantifiable statements instead of interpretable generalities? For instance: Have you avoided to use terms like <text:span text:style-name="T19">“more”, “most”, “less”, “easy”, “improve”, “enhanced”, “better”?</text:span></text:p>
          </text:list-item>
          <text:list-item>
            <text:p text:style-name="P66">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69">A caption providing a figure number and a short description of what is displayed in the mock-up.</text:p>
          </text:list-item>
        </text:list>
        <text:p text:style-name="P74"><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76"><text:placeholder text:placeholder-type="text">&lt;Label&gt;</text:placeholder>” - CheckBox Properties</text:p>
                </text:list-item>
              </text:list>
            </table:table-cell>
            <table:covered-table-cell/>
            <table:table-cell table:style-name="Table5.C1" office:value-type="string">
              <text:p text:style-name="P31">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5"><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4">Disabled:</text:p>
            </table:table-cell>
            <table:table-cell table:style-name="Table5.B3" office:value-type="string">
              <text:p text:style-name="P35"><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4">Tri-State:</text:p>
            </table:table-cell>
            <table:table-cell table:style-name="Table5.B3" office:value-type="string">
              <text:p text:style-name="P38"><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3">Checked:</text:p>
            </table:table-cell>
            <table:table-cell table:style-name="Table5.B3" office:value-type="string">
              <text:p text:style-name="P35"><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3">Other:</text:p>
            </table:table-cell>
            <table:table-cell table:style-name="Table5.B3" office:value-type="string">
              <text:p text:style-name="P35"><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6"><text:placeholder text:placeholder-type="text">&lt;EN-US&gt;</text:placeholder></text:p>
                  </table:table-cell>
                  <table:table-cell table:style-name="Table5.C3" office:value-type="string">
                    <text:p text:style-name="P33">EN-US</text:p>
                  </table:table-cell>
                </table:table-row>
                <table:table-row>
                  <table:table-cell table:style-name="Table5.B3" office:value-type="string">
                    <text:p text:style-name="P36"><text:placeholder text:placeholder-type="text">&lt;Additional Language (Optional)&gt;</text:placeholder></text:p>
                  </table:table-cell>
                  <table:table-cell table:style-name="Table5.C3" office:value-type="string">
                    <text:p text:style-name="P33">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4"><draw:frame draw:style-name="fr1" draw:name="Frame1" text:anchor-type="paragraph" svg:width="13.227cm" draw:z-index="0">
       <draw:text-box fo:min-height="5.292cm">
        <text:p text:style-name="Figure"><draw:frame draw:style-name="fr3" draw:name="graphics3" text:anchor-type="paragraph" svg:x="0.004cm" svg:y="0.002cm" svg:width="13.227cm" style:rel-width="100%" svg:height="5.292cm" style:rel-height="scale" draw:z-index="0"><draw:image xlink:href="Pictures/20000007000044E500001B8F0AFCB7D6.svm" xlink:type="simple" xlink:show="embed" xlink:actuate="onLoad"/>
         </draw:frame>Figure <text:sequence text:ref-name="refFigure0" text:name="Figure" text:formula="ooow:Figure+1" style:num-format="1">1</text:sequence>: Shows a mock-up of an fictive Insert Footnote dialog</text:p>
       </draw:text-box>
      </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81">“Insert Footnote” Dialog Properties</text:p>
                  </text:list-item>
                </text:list>
              </table:table-cell>
              <table:covered-table-cell/>
              <table:table-cell table:style-name="Table7.A1" office:value-type="string">
                <text:p text:style-name="P32">Comment</text:p>
              </table:table-cell>
            </table:table-row>
            <table:table-row>
              <table:table-cell table:style-name="Table7.A2" office:value-type="string">
                <text:p text:style-name="P43">State:</text:p>
              </table:table-cell>
              <table:table-cell table:style-name="Table7.B2" office:value-type="string">
                <text:p text:style-name="P35">Modal</text:p>
              </table:table-cell>
              <table:table-cell table:style-name="Table7.C2" office:value-type="string">
                <text:p text:style-name="P33"/>
              </table:table-cell>
            </table:table-row>
            <table:table-row>
              <table:table-cell table:style-name="Table7.A3" office:value-type="string">
                <text:p text:style-name="P24">Type:</text:p>
              </table:table-cell>
              <table:table-cell table:style-name="Table7.B3" office:value-type="string">
                <text:p text:style-name="P35">Dialog</text:p>
              </table:table-cell>
              <table:table-cell table:style-name="Table7.C3" office:value-type="string">
                <text:p text:style-name="P37"/>
              </table:table-cell>
            </table:table-row>
            <table:table-row>
              <table:table-cell table:style-name="Table7.A3" office:value-type="string">
                <text:p text:style-name="P43">Closable:</text:p>
              </table:table-cell>
              <table:table-cell table:style-name="Table7.B3" office:value-type="string">
                <text:p text:style-name="P35">Yes</text:p>
              </table:table-cell>
              <table:table-cell table:style-name="Table7.C3" office:value-type="string">
                <text:p text:style-name="P37"/>
              </table:table-cell>
            </table:table-row>
            <table:table-row>
              <table:table-cell table:style-name="Table7.A3" office:value-type="string">
                <text:p text:style-name="P43">Resizable:</text:p>
              </table:table-cell>
              <table:table-cell table:style-name="Table7.B3" office:value-type="string">
                <text:p text:style-name="P35">No</text:p>
              </table:table-cell>
              <table:table-cell table:style-name="Table7.C3" office:value-type="string">
                <text:p text:style-name="P37"/>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9"><text:span text:style-name="T21">Insert </text:span><text:span text:style-name="T22">Footnote</text:span></text:p>
                    </table:table-cell>
                    <table:table-cell table:style-name="Table7.C3" office:value-type="string">
                      <text:p text:style-name="P37">EN-US</text:p>
                    </table:table-cell>
                  </table:table-row>
                  <table:table-row>
                    <table:table-cell table:style-name="Table7.B3" office:value-type="string">
                      <text:p text:style-name="P40">Fußnote Einfügen</text:p>
                    </table:table-cell>
                    <table:table-cell table:style-name="Table7.C3" office:value-type="string">
                      <text:p text:style-name="P3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76">“Numbering” Label Properties</text:p>
                  </text:list-item>
                </text:list>
              </table:table-cell>
              <table:covered-table-cell/>
              <table:table-cell table:style-name="Table9.C1" office:value-type="string">
                <text:p text:style-name="P31">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6">Numbering</text:p>
                    </table:table-cell>
                    <table:table-cell table:style-name="Table9.B2.2.1" office:value-type="string">
                      <text:p text:style-name="P37">EN-US</text:p>
                    </table:table-cell>
                  </table:table-row>
                  <table:table-row>
                    <table:table-cell table:style-name="Table9.B2.1.2" office:value-type="string">
                      <text:p text:style-name="P36">Nummerierung</text:p>
                    </table:table-cell>
                    <table:table-cell table:style-name="Table9.B2.2.2" office:value-type="string">
                      <text:p text:style-name="P3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76">“Automatic” - RadioButton Properties</text:p>
                  </text:list-item>
                </text:list>
              </table:table-cell>
              <table:covered-table-cell/>
              <table:table-cell table:style-name="Table10.A1" office:value-type="string">
                <text:p text:style-name="P31">Comment</text:p>
              </table:table-cell>
            </table:table-row>
            <table:table-row>
              <table:table-cell table:style-name="Table10.A2" office:value-type="string">
                <text:p text:style-name="P43">Selected:</text:p>
              </table:table-cell>
              <table:table-cell table:style-name="Table10.B2" office:value-type="string">
                <text:p text:style-name="P35">By default, disable if <text:span text:style-name="T10">#4 </text:span>is selected</text:p>
              </table:table-cell>
              <table:table-cell table:style-name="Table10.C2" office:value-type="string">
                <text:p text:style-name="P35"/>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6">~Automatic</text:p>
                    </table:table-cell>
                    <table:table-cell table:style-name="Table10.B3.2.1" office:value-type="string">
                      <text:p text:style-name="P37">EN-US</text:p>
                    </table:table-cell>
                  </table:table-row>
                  <table:table-row>
                    <table:table-cell table:style-name="Table10.B3.1.1" office:value-type="string">
                      <text:p text:style-name="P36">~Automatisch</text:p>
                    </table:table-cell>
                    <table:table-cell table:style-name="Table10.B3.2.1" office:value-type="string">
                      <text:p text:style-name="P3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76">“Character” - RadioButton Properties</text:p>
                  </text:list-item>
                </text:list>
              </table:table-cell>
              <table:covered-table-cell/>
              <table:table-cell table:style-name="Table13.A1" office:value-type="string">
                <text:p text:style-name="P31">Comment</text:p>
              </table:table-cell>
            </table:table-row>
            <table:table-row table:style-name="Table13.2">
              <table:table-cell table:style-name="Table13.A2" office:value-type="string">
                <text:p text:style-name="P43">Selected:</text:p>
              </table:table-cell>
              <table:table-cell table:style-name="Table13.B2" office:value-type="string">
                <text:p text:style-name="P42">Not by default; select if <text:span text:style-name="T10">#3</text:span> is disabled; select if <text:span text:style-name="T10">#5</text:span> is focussed</text:p>
              </table:table-cell>
              <table:table-cell table:style-name="Table13.C2" office:value-type="string">
                <text:p text:style-name="P35"/>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0">~Character</text:p>
                    </table:table-cell>
                    <table:table-cell table:style-name="Table13.B3.2.1" office:value-type="string">
                      <text:p text:style-name="P37">EN-US</text:p>
                    </table:table-cell>
                  </table:table-row>
                  <table:table-row>
                    <table:table-cell table:style-name="Table13.B3.1.1" office:value-type="string">
                      <text:p text:style-name="P41">~Zeichen</text:p>
                    </table:table-cell>
                    <table:table-cell table:style-name="Table13.B3.2.1" office:value-type="string">
                      <text:p text:style-name="P3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76">“NAME” - TextField <text:s/>Properties</text:p>
                  </text:list-item>
                </text:list>
              </table:table-cell>
              <table:covered-table-cell/>
              <table:table-cell table:style-name="Table14.A1" office:value-type="string">
                <text:p text:style-name="P31">Comment</text:p>
              </table:table-cell>
            </table:table-row>
            <table:table-row>
              <table:table-cell table:style-name="Table14.A2" office:value-type="string">
                <text:p text:style-name="P18">Enabled:</text:p>
              </table:table-cell>
              <table:table-cell table:style-name="Table14.B2" office:value-type="string">
                <text:p text:style-name="P35">By default</text:p>
              </table:table-cell>
              <table:table-cell table:style-name="Table14.C2" office:value-type="string">
                <text:p text:style-name="P35"/>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6">N/A</text:p>
                    </table:table-cell>
                    <table:table-cell table:style-name="Table14.B3.2.1" office:value-type="string">
                      <text:p text:style-name="P37"/>
                    </table:table-cell>
                  </table:table-row>
                  <table:table-row>
                    <table:table-cell table:style-name="Table14.B3.1.1" office:value-type="string">
                      <text:p text:style-name="P36">N/A</text:p>
                    </table:table-cell>
                    <table:table-cell table:style-name="Table14.B3.2.1" office:value-type="string">
                      <text:p text:style-name="P37"/>
                    </table:table-cell>
                  </table:table-row>
                </table:table>
              </table:table-cell>
              <table:covered-table-cell/>
            </table:table-row>
          </table:table>
          <text:p text:style-name="P34"/>
          <text:p text:style-name="P10"/>
          <text:p text:style-name="P75"><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The soft-page-breaks are exported but ignored during import. Older versions will ignore this tags during import, too.</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83">Did I specify the incompatible or removed configuration settings?</text:p>
          </text:list-item>
          <text:list-item>
            <text:p text:style-name="P83">Did I specify all newly needed, or removed files, modules?</text:p>
          </text:list-item>
          <text:list-item>
            <text:p text:style-name="P83">Did I specify how users are affected by this change?</text:p>
          </text:list-item>
        </text:list>
      </text:section>
      <text:h text:style-name="Heading_20_1" text:outline-level="1">Configuration</text:h>
      <text:p text:style-name="Text_20_body">No changes of configuration needed.</text:p>
      <text:section text:style-name="Sect1" text:name="Configuration" text:display="none">
        <text:p text:style-name="Section">If a setting (this includes also user interface settings) has to be stored in the configuration check the following:</text:p>
        <text:list text:style-name="L7">
          <text:list-item>
            <text:p text:style-name="P46">Did I state the default, where setting has to be stored (configuration path)?</text:p>
          </text:list-item>
          <text:list-item>
            <text:p text:style-name="P46">Did I specify which data type it is?</text:p>
          </text:list-item>
          <text:list-item>
            <text:p text:style-name="P46">Did I specify when the setting is activate (restart of application, for all new documents/windows after the change, or also for all opened documents/windows)</text:p>
          </text:list-item>
          <text:list-item>
            <text:p text:style-name="P46">If it is a new / incompatible setting did I specify a migration path?</text:p>
          </text:list-item>
        </text:list>
        <text:p text:style-name="P4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ODF 1.1 does already contain the soft-page-break tag, no further change needed.</text:p>
      <text:section text:style-name="Sect1" text:name="File Format" text:display="none">
        <text:p text:style-name="Section">If this functionality changes the file format it has to be described here:</text:p>
        <text:list text:style-name="L8">
          <text:list-item>
            <text:p text:style-name="P50">which elements, attributes or/and properties are affected,</text:p>
          </text:list-item>
          <text:list-item>
            <text:p text:style-name="P50">how it will affect older revisions of the file format </text:p>
          </text:list-item>
          <text:list-item>
            <text:p text:style-name="P50">Export/Import-transformation to older revisions, if incompatible changes are needed</text:p>
          </text:list-item>
        </text:list>
        <text:p text:style-name="P45">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
          </table:table-cell>
          <table:table-cell table:style-name="Table23.A2" office:value-type="string">
            <text:p text:style-name="P23"/>
          </table:table-cell>
          <table:table-cell table:style-name="Table23.C2" office:value-type="string">
            <text:p text:style-name="Table_20_Contents"/>
          </table:table-cell>
        </table:table-row>
        <table:table-row>
          <table:table-cell table:style-name="Table23.A3" office:value-type="string">
            <text:p text:style-name="Table_20_Contents"/>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Initial version</text:p>
          </table:table-cell>
          <table:table-cell table:style-name="Table24.A2" office:value-type="string">
            <text:p text:style-name="P23">ama</text:p>
          </table:table-cell>
          <table:table-cell table:style-name="Table24.D2" office:value-type="string">
            <text:p text:style-name="Table_20_Contents"><text:date style:data-style-name="N75" text:date-value="2007-06-20T10:28:16" text:fixed="true">Jun 20, 2007</text:date></text:p>
          </table:table-cell>
        </table:table-row>
        <table:table-row>
          <table:table-cell table:style-name="Table24.A2" office:value-type="string">
            <text:p text:style-name="P23">2</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LucidaSansTypewriter" svg:font-family="LucidaSansTypewriter" style:font-adornments="Regular"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CodeSnippet" style:family="paragraph" style:parent-style-name="Text_20_body" style:class="extra">
      <style:paragraph-properties fo:margin-top="0cm" fo:margin-bottom="0cm" fo:text-align="start" style:justify-single-word="false" fo:background-color="#e6e6e6">
        <style:tab-stops>
          <style:tab-stop style:position="0.533cm"/>
          <style:tab-stop style:position="0.787cm"/>
          <style:tab-stop style:position="1.041cm"/>
          <style:tab-stop style:position="1.295cm"/>
        </style:tab-stops>
        <style:background-image/>
      </style:paragraph-properties>
      <style:text-properties style:font-name="LucidaSansTypewriter" fo:font-size="8pt" fo:font-weight="normal"/>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CodeSnippetEnd" style:family="paragraph" style:parent-style-name="CodeSnippet" style:next-style-name="Section" style:class="extra">
      <style:paragraph-properties fo:margin-top="0cm" fo:margin-bottom="0.203cm"/>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oft Page Break</text:p>
      </style:header>
      <style:footer>
        <text:p text:style-name="P2"><text:a xlink:type="simple" xlink:href="http://specs.openoffice.org/writer/SoftPageBreak/SoftPageBreak.odt"><text:span text:style-name="T1">http://specs.openoffice.org/writer/SoftPageBreak/SoftPageBreak.odt</text:span></text:a><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4$Build-9134
  </meta:generator>
    <meta:initial-creator>Andreas Martens</meta:initial-creator>
    <meta:creation-date>2007-06-20T09:38:59</meta:creation-date>
    <dc:date>2007-07-04T14:44:22</dc:date>
    <dc:language>en-US</dc:language>
    <meta:editing-cycles>11</meta:editing-cycles>
    <meta:editing-duration>PT3H33M38S</meta:editing-duration>
    <meta:user-defined meta:name="Info 1">version =2.0</meta:user-defined>
    <meta:user-defined meta:name="Info 2"/>
    <meta:user-defined meta:name="Info 3"/>
    <meta:user-defined meta:name="Info 4"/>
    <meta:document-statistic meta:table-count="17" meta:image-count="14" meta:object-count="0" meta:page-count="5" meta:paragraph-count="144" meta:word-count="775" meta:character-count="468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